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4f372a" officeooo:paragraph-rsid="001736ec"/>
    </style:style>
    <style:style style:name="P2" style:family="paragraph" style:parent-style-name="Standard">
      <style:paragraph-properties fo:text-align="justify" style:justify-single-word="false"/>
      <style:text-properties officeooo:rsid="005067cc" officeooo:paragraph-rsid="001736ec"/>
    </style:style>
    <style:style style:name="P3" style:family="paragraph" style:parent-style-name="Standard">
      <style:paragraph-properties fo:text-align="justify" style:justify-single-word="false"/>
      <style:text-properties officeooo:rsid="003035c4" officeooo:paragraph-rsid="001736ec"/>
    </style:style>
    <style:style style:name="P4" style:family="paragraph" style:parent-style-name="Standard">
      <style:paragraph-properties fo:text-align="justify" style:justify-single-word="false"/>
      <style:text-properties officeooo:rsid="0018b659" officeooo:paragraph-rsid="0018b659"/>
    </style:style>
    <style:style style:name="P5" style:family="paragraph" style:parent-style-name="Standard">
      <style:paragraph-properties fo:text-align="justify" style:justify-single-word="false"/>
      <style:text-properties officeooo:rsid="00191e81" officeooo:paragraph-rsid="001af0c9"/>
    </style:style>
    <style:style style:name="P6" style:family="paragraph" style:parent-style-name="Standard">
      <style:paragraph-properties fo:text-align="justify" style:justify-single-word="false"/>
      <style:text-properties officeooo:rsid="001af0c9" officeooo:paragraph-rsid="001af0c9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91e81" officeooo:paragraph-rsid="00191e81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01c9587" officeooo:paragraph-rsid="001c9587"/>
    </style:style>
    <style:style style:name="P9" style:family="paragraph" style:parent-style-name="Standard">
      <style:paragraph-properties fo:text-align="justify" style:justify-single-word="false"/>
      <style:text-properties officeooo:rsid="001c9587" officeooo:paragraph-rsid="001d4c8b"/>
    </style:style>
    <style:style style:name="P10" style:family="paragraph" style:parent-style-name="Standard">
      <style:paragraph-properties fo:text-align="justify" style:justify-single-word="false"/>
      <style:text-properties officeooo:rsid="001d4c8b" officeooo:paragraph-rsid="001d4c8b"/>
    </style:style>
    <style:style style:name="P1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c9587" officeooo:paragraph-rsid="001d4c8b"/>
    </style:style>
    <style:style style:name="P12" style:family="paragraph" style:parent-style-name="Standard">
      <style:paragraph-properties fo:text-align="justify" style:justify-single-word="false"/>
      <style:text-properties officeooo:rsid="001d4c8b" officeooo:paragraph-rsid="001d4c8b"/>
    </style:style>
    <style:style style:name="P13" style:family="paragraph" style:parent-style-name="Standard">
      <style:paragraph-properties fo:text-align="justify" style:justify-single-word="false"/>
      <style:text-properties officeooo:rsid="001d4c8b" officeooo:paragraph-rsid="0022a589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22a589" officeooo:paragraph-rsid="0022a589" style:font-weight-asian="bold" style:font-weight-complex="bold"/>
    </style:style>
    <style:style style:name="T1" style:family="text">
      <style:text-properties officeooo:rsid="005067cc"/>
    </style:style>
    <style:style style:name="T2" style:family="text">
      <style:text-properties officeooo:rsid="00507636"/>
    </style:style>
    <style:style style:name="T3" style:family="text">
      <style:text-properties officeooo:rsid="00191e8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1e81" style:font-weight-asian="bold" style:font-weight-complex="bold"/>
    </style:style>
    <style:style style:name="T6" style:family="text">
      <style:text-properties fo:font-weight="bold" officeooo:rsid="0018b659" style:font-weight-asian="bold" style:font-weight-complex="bold"/>
    </style:style>
    <style:style style:name="T7" style:family="text">
      <style:text-properties fo:font-weight="bold" officeooo:rsid="0022a589" style:font-weight-asian="bold" style:font-weight-complex="bold"/>
    </style:style>
    <style:style style:name="T8" style:family="text">
      <style:text-properties officeooo:rsid="001d4c8b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1d4c8b"/>
    </style:style>
    <style:style style:name="T11" style:family="text">
      <style:text-properties officeooo:rsid="001dd260"/>
    </style:style>
    <style:style style:name="T12" style:family="text">
      <style:text-properties officeooo:rsid="001f4083"/>
    </style:style>
    <style:style style:name="T13" style:family="text">
      <style:text-properties officeooo:rsid="0022a5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 Arsa nasıl değerlendirilsin</text:p>
      <text:p text:style-name="P1"><text:span text:style-name="T1">2- </text:span>Arsayı satalım <text:span text:style-name="T1">mı , </text:span>üzerine bina yapılsın <text:span text:style-name="T1">mı?</text:span></text:p>
      <text:p text:style-name="P1"><text:span text:style-name="T1">3- Arsa satılsın diyorsan sence değeri nedir?</text:span><text:tab/></text:p>
      <text:p text:style-name="P2">4- Arsa üzerine bina yapalım diyorsan,</text:p>
      <text:p text:style-name="P1"><text:span text:style-name="T1"><text:tab/></text:span>Binayı sermaye koyarak biz yapa<text:span text:style-name="T1">lım diyorsan, n</text:span>e kadar sermaye koyabilirsin?</text:p>
      <text:p text:style-name="P1"><text:tab/>Binayı temelden satışla biz <text:span text:style-name="T1">mi</text:span> yapalım?</text:p>
      <text:p text:style-name="P1"><text:tab/>Müteahhit Firmaya yaptıralım <text:span text:style-name="T1">diyorsan önerdiğin bir müteahhit firma var mı?</text:span><text:tab/></text:p>
      <text:p text:style-name="P1"><text:tab/><text:tab/><text:span text:style-name="T2">Müteahhit firmaya işi hangi oranla yaptıralım? %40 - %50 - %60 </text:span></text:p>
      <text:p text:style-name="P2">5- İmar yasası konfor artışı maddesi için yan parselle birleşme konusunda düşüncen nedir?</text:p>
      <text:p text:style-name="P2">6- Bina bitiminde, konut veya iş yerini </text:p>
      <text:p text:style-name="P2"><text:tab/>kendi kullanımına mı tahsis edeceksin,</text:p>
      <text:p text:style-name="P2"><text:tab/>satacak mısın, </text:p>
      <text:p text:style-name="P2"><text:tab/>kiraya mı vereceksin? </text:p>
      <text:p text:style-name="P2">7- İş yeri yerine konut veya konut yerine iş yeri ister misin?</text:p>
      <text:p text:style-name="P2">8- Binadaki konut türü 1+1, 2+1, 3+1 mi olsun?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Emsal 2800 m2</text:p>
      <text:p text:style-name="P3"/>
      <text:p text:style-name="P4"><text:s/><text:span text:style-name="T4">%</text:span><text:span text:style-name="T5">30 </text:span><text:span text:style-name="T7">ek alan</text:span><text:span text:style-name="T5"> </text:span><text:span text:style-name="T4"><text:s/></text:span><text:span text:style-name="T7">e</text:span><text:span text:style-name="T4">msale </text:span><text:span text:style-name="T7">eklenir</text:span></text:p>
      <text:p text:style-name="P13">emsal <text:span text:style-name="T6">2800 m2 x % 30</text:span><text:span text:style-name="T7">)</text:span><text:span text:style-name="T6"> = 840 m2 </text:span></text:p>
      <text:p text:style-name="P13"><text:span text:style-name="T7">toplam inşaat alanı </text:span><text:span text:style-name="T4">= 3640 m2</text:span></text:p>
      <text:p text:style-name="P10"><text:span text:style-name="T4"/></text:p>
      <text:p text:style-name="P4">balkon<text:tab/><text:tab/>2100 x %20 <text:tab/><text:tab/>= 420,00 m2<text:tab/><text:tab/><text:span text:style-name="T13">420</text:span></text:p>
      <text:p text:style-name="P4">merdiven evi <text:s text:c="4"/>2 adet <text:span text:style-name="T13">4</text:span> x 7,5<text:tab/>= <text:s text:c="2"/><text:span text:style-name="T13">60,00</text:span> m2<text:tab/><text:tab/><text:span text:style-name="T13">480</text:span></text:p>
      <text:p text:style-name="P6">kapıcı dairesi<text:tab/><text:tab/><text:tab/><text:tab/>= <text:s text:c="2"/>70.00 m2<text:tab/><text:tab/><text:span text:style-name="T13">550</text:span></text:p>
      <text:p text:style-name="P6">mescit<text:tab/><text:tab/><text:tab/><text:tab/><text:tab/>= 150.00 m2<text:tab/><text:tab/><text:span text:style-name="T13">700</text:span></text:p>
      <text:p text:style-name="P8">kütüphane<text:tab/><text:tab/><text:tab/><text:tab/>= <text:s text:c="2"/>50,00 m2<text:tab/><text:tab/><text:span text:style-name="T13">750</text:span></text:p>
      <text:p text:style-name="P8">cam kapalı alan<text:tab/><text:tab/><text:tab/>=</text:p>
      <text:p text:style-name="P8">avlu, iç bahçe<text:tab/><text:tab/><text:tab/><text:tab/>=</text:p>
      <text:p text:style-name="P8">havuz<text:tab/><text:tab/><text:tab/><text:tab/><text:tab/>=</text:p>
      <text:p text:style-name="P6">kalan alan depo olarak<text:tab/><text:tab/>=</text:p>
      <text:p text:style-name="P4"/>
      <text:p text:style-name="P4"/>
      <text:p text:style-name="P10"><text:span text:style-name="T4"/></text:p>
      <text:p text:style-name="P4"/>
      <text:p text:style-name="P7">emsale girmeyen bodrum kat</text:p>
      <text:p text:style-name="P14">otopark bahçe alanında yapılabilir.</text:p>
      <text:p text:style-name="P4">zorunlu otopark <text:span text:style-name="T3">36 araç x araç başı 20 m2<text:tab/><text:tab/><text:tab/>= 720 m2</text:span></text:p>
      <text:p text:style-name="P6">kapıcı dairesi<text:tab/><text:tab/><text:tab/><text:tab/><text:tab/><text:tab/><text:tab/>= <text:s text:c="2"/>7<text:span text:style-name="T8">0 </text:span>m2</text:p>
      <text:p text:style-name="P6">mescit<text:tab/><text:tab/><text:tab/><text:tab/><text:tab/><text:tab/><text:tab/><text:tab/>= 150 m2</text:p>
      <text:p text:style-name="P6">çocuk oyun alanı<text:tab/><text:tab/><text:tab/><text:tab/><text:tab/><text:tab/>= 100 m2</text:p>
      <text:p text:style-name="P8">toplantı odası<text:tab/><text:tab/><text:tab/><text:tab/><text:tab/><text:tab/><text:tab/>= 140 m2</text:p>
      <text:p text:style-name="P9">sığınak<text:tab/><text:tab/><text:tab/><text:tab/><text:tab/><text:tab/><text:tab/><text:tab/><text:span text:style-name="T9">= </text:span><text:span text:style-name="T10">220 m2</text:span></text:p>
      <text:p text:style-name="P9"><text:tab/><text:tab/><text:tab/><text:tab/><text:span text:style-name="T8">emsal dışı toplam<text:tab/><text:tab/>=1400 m2</text:span></text:p>
      <text:p text:style-name="P9"/>
      <text:p text:style-name="P9"><text:soft-page-break/></text:p>
      <text:p text:style-name="P10">emsal +%30 + emsal dışı = 5040 m2 x <text:span text:style-name="T11">5</text:span>000 TL/m2 = <text:span text:style-name="T11">25</text:span> Milyon TL inşaat maliyeti</text:p>
      <text:p text:style-name="P10"/>
      <text:p text:style-name="P10"><text:span text:style-name="T12">52</text:span> adet 1+1 <text:s/>x 1 Milyon TL/adet <text:s/><text:tab/>= <text:span text:style-name="T12">52</text:span> Milyon TL</text:p>
      <text:p text:style-name="P10">700 m2 işyeri<text:tab/><text:tab/><text:tab/><text:tab/><text:span text:style-name="T9">= 20 Milyon TL</text:span> </text:p>
      <text:p text:style-name="P10"><text:tab/><text:tab/>toplam getiri<text:tab/><text:tab/>= <text:span text:style-name="T12">72</text:span> Milyon TL</text:p>
      <text:p text:style-name="P9"><text:tab/><text:tab/><text:tab/><text:span text:style-name="T11">masraf<text:tab/><text:tab/> - 25 Milyon TL</text:span></text:p>
      <text:p text:style-name="P11"><text:tab/><text:tab/><text:span text:style-name="T11">arsa maliyeti<text:tab/><text:tab/> - 40 Milyon TL</text:span></text:p>
      <text:p text:style-name="P9"><text:tab/><text:tab/><text:span text:style-name="T11">net gelir<text:tab/> <text:tab/> <text:s text:c="4"/></text:span><text:span text:style-name="T12">7</text:span><text:span text:style-name="T11"> Milyon TL</text:span></text:p>
      <text:p text:style-name="P9"/>
      <text:p text:style-name="P6">gerekli otopark adedi</text:p>
      <text:p text:style-name="P5">80 m2 altı her 3 daire için 1 otopark yeri <text:tab/>52 / 3 <text:s/><text:tab/><text:tab/>= 18 otopark alanı</text:p>
      <text:p text:style-name="P5">her 40 m2 işyeri için 1 otopark yeri<text:tab/><text:tab/>700 / 40 <text:tab/>= 18 otopark alanı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3:39:15.103771277</meta:creation-date>
    <dc:date>2023-02-05T12:45:42.681364796</dc:date>
    <meta:editing-duration>PT47M51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47" meta:word-count="328" meta:character-count="1802" meta:non-whitespace-character-count="1391"/>
  </office:meta>
</office:document-meta>
</file>